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style>
    <style:style style:name="P4" style:family="paragraph" style:parent-style-name="Standard">
      <style:text-properties style:font-name="Courier New" style:font-name-asian="Courier New1" style:font-name-complex="Courier New1"/>
    </style:style>
    <style:style style:name="P5" style:family="paragraph" style:parent-style-name="Standard" style:master-page-name="Standard">
      <style:paragraph-properties fo:text-align="center" style:justify-single-word="false" style:page-number="1"/>
    </style:style>
    <style:style style:name="T1" style:family="text">
      <style:text-properties fo:font-size="36pt" fo:font-weight="bold" style:font-size-asian="36pt" style:font-weight-asian="bold" style:font-size-complex="36pt"/>
    </style:style>
    <style:style style:name="T2" style:family="text">
      <style:text-properties fo:font-weight="bold" style:font-weight-asian="bold"/>
    </style:style>
    <style:style style:name="T3" style:family="text">
      <style:text-properties style:font-name="Courier New" style:font-name-asian="Courier New1" style:font-name-complex="Courier New1"/>
    </style:style>
    <style:style style:name="T4" style:family="text">
      <style:text-properties style:font-name="Courier New" fo:font-size="9pt" style:font-name-asian="Courier New1" style:font-size-asian="9pt" style:font-name-complex="Courier New1" style:font-size-complex="9pt"/>
    </style:style>
    <style:style style:name="T5"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GIT</text:span></text:p>
      <text:p text:style-name="P1"><text:span text:style-name="T1">Sistema de control de versiones</text:span></text:p>
      <text:p text:style-name="Standard"/>
      <text:p text:style-name="Standard"><text:span text:style-name="T2">Introduccion</text:span></text:p>
      <text:p text:style-name="Standard"/>
      <text:p text:style-name="P2"><text:span text:style-name="T2">Git</text:span> es un software de control de versiones diseñado por Linus Torvalds, pensando en la eficiencia y la confiabilidad del mantenimiento de versiones de aplicaciones cuando éstas tienen un gran número de archivos de código fuente. Su propósito es llevar registro de los cambios en archivos de computadora y coordinar el trabajo que varias personas realizan sobre archivos compartidos.</text:p>
      <text:p text:style-name="Standard"/>
      <text:p text:style-name="P3"/>
      <text:p text:style-name="Standard"><text:span text:style-name="T2">Dar de alta el usuario en github</text:span></text:p>
      <text:p text:style-name="Standard"/>
      <text:p text:style-name="Standard">Para empezar, iremos a github.com y daremos de alta una cuenta.</text:p>
      <text:p text:style-name="Standard">Además, crearemos un primer repositorio al cual llamaremos “PrimerRepo”</text:p>
      <text:p text:style-name="Standard"/>
      <text:p text:style-name="Standard"/>
      <text:p text:style-name="Standard"><text:span text:style-name="T2">Paso a paso</text:span></text:p>
      <text:p text:style-name="Standard"/>
      <text:p text:style-name="Standard"><text:span text:style-name="T2">Inicializar un repositorio</text:span></text:p>
      <text:p text:style-name="Standard"/>
      <text:p text:style-name="Standard">Nos paramos en el directorio donde queramos inicializar el repositorio y hacemos</text:p>
      <text:p text:style-name="Standard"/>
      <text:p text:style-name="Standard"><text:soft-page-break/><text:span text:style-name="T3">git init</text:span></text:p>
      <text:p text:style-name="Standard"/>
      <text:p text:style-name="Standard">Agregamos nuestra info personal</text:p>
      <text:p text:style-name="Standard"/>
      <text:p text:style-name="Standard"><text:span text:style-name="T3">git config --global user.email "</text:span><text:a xlink:type="simple" xlink:href="mailto:you@example.com" text:style-name="ListLabel_20_1" text:visited-style-name="ListLabel_20_1"><text:span text:style-name="T3">you@example.com</text:span></text:a><text:span text:style-name="T3">"</text:span></text:p>
      <text:p text:style-name="Standard"><text:span text:style-name="T3">git config --global user.name "Tu Nombre"</text:span></text:p>
      <text:p text:style-name="Standard"/>
      <text:p text:style-name="Standard">Configuramos nuestro editor favorito</text:p>
      <text:p text:style-name="Standard"/>
      <text:p text:style-name="Standard"><text:span text:style-name="T3">git config --global core.editor gedit</text:span></text:p>
      <text:p text:style-name="Standard"/>
      <text:p text:style-name="Standard">Trabajemos con algún archivo dentro del directorio donde estemos. Por ejemplo, podemos crear un archivo llamado <text:span text:style-name="T2">procesos.py</text:span> y agregarle contenido.</text:p>
      <text:p text:style-name="Standard"/>
      <text:p text:style-name="Standard"/>
      <text:p text:style-name="Standard">Le decimos a git que “siga los cambios” de ese archivo</text:p>
      <text:p text:style-name="Standard"/>
      <text:p text:style-name="Standard"><text:span text:style-name="T3">git add procesos.py</text:span></text:p>
      <text:p text:style-name="Standard"/>
      <text:p text:style-name="Standard">Para dejar registrados los cambios:</text:p>
      <text:p text:style-name="Standard"/>
      <text:p text:style-name="Standard"><text:span text:style-name="T3">git commit -m “Primer commit”</text:span></text:p>
      <text:p text:style-name="P4"><text:soft-page-break/></text:p>
      <text:p text:style-name="Standard">O bien</text:p>
      <text:p text:style-name="P4"/>
      <text:p text:style-name="Standard"><text:span text:style-name="T3">git commit</text:span></text:p>
      <text:p text:style-name="Standard">(esta ultima opcion hará que se abra el editor de texto que seleccionamos en un paso anterior)</text:p>
      <text:p text:style-name="P4"/>
      <text:p text:style-name="Standard">Trabajemos un poco más en el archivo y hagamos un</text:p>
      <text:p text:style-name="Standard"/>
      <text:p text:style-name="Standard"><text:span text:style-name="T3">git status</text:span></text:p>
      <text:p text:style-name="Standard"/>
      <text:p text:style-name="Standard">¿Qué información aparece? El mensaje indica que el archivo procesos.py está en seguimiento, pero que tiene cambios no registrados por el sistema de control de versiones. Para registrar dichos cambios es necesario hacer de nuevo</text:p>
      <text:p text:style-name="Standard"/>
      <text:p text:style-name="Standard"><text:span text:style-name="T3">git add procesos.py</text:span></text:p>
      <text:p text:style-name="Standard"/>
      <text:p text:style-name="Standard">Y luego haremos otro commit</text:p>
      <text:p text:style-name="Standard"/>
      <text:p text:style-name="Standard"><text:span text:style-name="T3">git commit</text:span></text:p>
      <text:p text:style-name="P4"/>
      <text:p text:style-name="Standard">Nota: Si estamos trabajando sobre varios archivos puede ser bastante tedioso hacerle un “add” a cada uno de ellos. Por eso, git tiene una opcion en el commit que le hace un “add” a todos lo archivos que estén en seguimiento y que hayan sido modificados</text:p>
      <text:p text:style-name="Standard"/>
      <text:p text:style-name="Standard"><text:span text:style-name="T3">git commit -a</text:span></text:p>
      <text:p text:style-name="P3"><text:soft-page-break/></text:p>
      <text:p text:style-name="Standard">Para ver el histórico de commits:</text:p>
      <text:p text:style-name="Standard"/>
      <text:p text:style-name="Standard"><text:span text:style-name="T3">git log</text:span></text:p>
      <text:p text:style-name="P3"/>
      <text:p text:style-name="Standard">Una de las opciones más útiles es <text:span text:style-name="T2">-p</text:span>, que muestra las diferencias introducidas en cada confirmación. También se puede usar la opción <text:span text:style-name="T2">-2</text:span>, que hace que se muestren únicamente las dos últimas entradas del histórico</text:p>
      <text:p text:style-name="Standard"/>
      <text:p text:style-name="Standard"><text:span text:style-name="T3">git log -p -2</text:span></text:p>
      <text:p text:style-name="Standard"/>
      <text:p text:style-name="Standard">Salimos con la tecla <text:span text:style-name="T2">q</text:span></text:p>
      <text:p text:style-name="P3"/>
      <text:p text:style-name="Standard">Si deseamos usar una utilidad gráfica para ver los históricos, tenemos gitk</text:p>
      <text:p text:style-name="P3"/>
      <text:p text:style-name="Standard"><text:span text:style-name="T3">sudo apt install gitk</text:span></text:p>
      <text:p text:style-name="Standard"/>
      <text:p text:style-name="Standard">Y luego, parados en el directorio donde hayamos inicializado el repositorio</text:p>
      <text:p text:style-name="Standard"/>
      <text:p text:style-name="Standard"><text:span text:style-name="T3">gitk </text:span></text:p>
      <text:p text:style-name="P3"/>
      <text:p text:style-name="P3"/>
      <text:p text:style-name="Standard"><text:span text:style-name="T2">Agregando un repositorio remoto</text:span></text:p>
      <text:p text:style-name="Standard"><text:soft-page-break/></text:p>
      <text:p text:style-name="Standard">Lo hacemos mediante el siguiente comando</text:p>
      <text:p text:style-name="Standard"/>
      <text:p text:style-name="Standard"><text:span text:style-name="T3">git remote add origin </text:span><text:a xlink:type="simple" xlink:href="https://github.com/luirro777/elrepo" text:style-name="ListLabel_20_1" text:visited-style-name="ListLabel_20_1"><text:span text:style-name="T3">https://github.com/usuario/</text:span></text:a><text:span text:style-name="T3">PrimerRepo.git</text:span></text:p>
      <text:p text:style-name="P4"/>
      <text:p text:style-name="P2">En lo anterior, debemos remplazar “usuario” por el nombre de usuario que hayamos elegido cuando creamos la cuenta en github.</text:p>
      <text:p text:style-name="P2"/>
      <text:p text:style-name="P2">Para introducir los cambios en el repositorio remoto</text:p>
      <text:p text:style-name="Standard"/>
      <text:p text:style-name="Standard"><text:span text:style-name="T3">git push origin master</text:span></text:p>
      <text:p text:style-name="Standard"/>
      <text:p text:style-name="Standard">Para actualizar nuestro repositorio local con los cambios en el remoto</text:p>
      <text:p text:style-name="Standard"/>
      <text:p text:style-name="Standard"><text:span text:style-name="T3">git pull origin master</text:span></text:p>
      <text:p text:style-name="Standard"/>
      <text:p text:style-name="Standard"><text:span text:style-name="T2">Clonando un repositorio existente</text:span></text:p>
      <text:p text:style-name="Standard"/>
      <text:p text:style-name="Standard">Si quisieramos clonar un repositorio ya existente el comando a usar es <text:span text:style-name="T2">git clone</text:span>.</text:p>
      <text:p text:style-name="Standard">Por ejemplo:</text:p>
      <text:p text:style-name="Standard"/>
      <text:p text:style-name="Standard"><text:span text:style-name="T3">git clone git://github.com/schacon/grit.git mygrit</text:span></text:p>
      <text:p text:style-name="Standard"><text:soft-page-break/></text:p>
      <text:p text:style-name="Standard">clonará el repositorio ubicado en <text:span text:style-name="T3">git://github.com/schacon/grit.git</text:span> en un directorio llamado<text:span text:style-name="T3"> mygrit</text:span>.</text:p>
      <text:p text:style-name="Standard"/>
      <text:p text:style-name="Standard"/>
      <text:p text:style-name="Standard"><text:span text:style-name="T2">Ejemplo sencillo:</text:span></text:p>
      <text:p text:style-name="Standard"/>
      <text:p text:style-name="Standard">Supongamos que juan crea un repositorio llamado “HolaMundo” en github. Juan, previamente, crea un directorio donde va a almacenar archivos con código fuente.</text:p>
      <text:p text:style-name="Standard"/>
      <text:p text:style-name="Standard"><text:span text:style-name="T3">mkdir proyecto</text:span></text:p>
      <text:p text:style-name="Standard"><text:span text:style-name="T3">cd proyecto</text:span></text:p>
      <text:p text:style-name="Standard"><text:span text:style-name="T3">git init</text:span></text:p>
      <text:p text:style-name="Standard"/>
      <text:p text:style-name="P2">En el directorio que llamó “proyecto”, Juan crea un archivo llamado <text:span text:style-name="T2">holamundo.py</text:span>, y le inserta el siguiente contenido</text:p>
      <text:p text:style-name="Standard"/>
      <text:p text:style-name="Standard"><text:span text:style-name="T3">#!/usr/bin/python3</text:span></text:p>
      <text:p text:style-name="P4"/>
      <text:p text:style-name="Standard"><text:span text:style-name="T3">print ("Hola mundo")</text:span></text:p>
      <text:p text:style-name="Standard"/>
      <text:p text:style-name="Standard"/>
      <text:p text:style-name="Standard">Lo guarda y lo pone bajo seguimiento</text:p>
      <text:p text:style-name="Standard"/>
      <text:p text:style-name="Standard"><text:soft-page-break/><text:span text:style-name="T3">git add holamundo.py</text:span></text:p>
      <text:p text:style-name="Standard"/>
      <text:p text:style-name="Standard">Agrega el repositorio de github</text:p>
      <text:p text:style-name="Standard"/>
      <text:p text:style-name="Standard"><text:span text:style-name="T3">git remote add origin https://github.com/juan/HolaMundo.git</text:span></text:p>
      <text:p text:style-name="Standard"/>
      <text:p text:style-name="Standard">Realiza el primer commit</text:p>
      <text:p text:style-name="Standard"/>
      <text:p text:style-name="Standard"><text:span text:style-name="T3">git commit -m "Primer commit"</text:span></text:p>
      <text:p text:style-name="Standard"/>
      <text:p text:style-name="Standard">(nótese que podemos usar la opción -m, seguida de una descripción)</text:p>
      <text:p text:style-name="Standard">A continuación, realizará mas cambios en el archivo</text:p>
      <text:p text:style-name="Standard"/>
      <text:p text:style-name="Standard"><text:span text:style-name="T3">#!/usr/bin/python3</text:span></text:p>
      <text:p text:style-name="P4"/>
      <text:p text:style-name="Standard"><text:span text:style-name="T3">print ("Hola mundo")</text:span></text:p>
      <text:p text:style-name="Standard"><text:span text:style-name="T3">print ("este es mi primer proyecto")</text:span></text:p>
      <text:p text:style-name="Standard"/>
      <text:p text:style-name="Standard">Registra los cambios</text:p>
      <text:p text:style-name="Standard"/>
      <text:p text:style-name="Standard"><text:span text:style-name="T3">git add holamundo.py</text:span></text:p>
      <text:p text:style-name="Standard"><text:soft-page-break/></text:p>
      <text:p text:style-name="Standard">Y efectúa un segundo commit</text:p>
      <text:p text:style-name="Standard"/>
      <text:p text:style-name="Standard"><text:span text:style-name="T3">git commit -m "Segundo commit"</text:span></text:p>
      <text:p text:style-name="Standard"/>
      <text:p text:style-name="Standard">Ahora actualiza el repositorio remoto</text:p>
      <text:p text:style-name="Standard"/>
      <text:p text:style-name="Standard"><text:span text:style-name="T3">git push origin master</text:span></text:p>
      <text:p text:style-name="Standard">(se solicitará usuario y contraseña de github)</text:p>
      <text:p text:style-name="Standard"/>
      <text:p text:style-name="Standard">Juan agrega a “pepe” como colaborador (desde el panel de control de github). Pepe debe confirmar la invitación desde su correo electrónico. De esta forma, pepe podrá introducir modificaciones en el proyecto de Juan.</text:p>
      <text:p text:style-name="Standard">Juan se va a dormir y apaga su PC.</text:p>
      <text:p text:style-name="Standard">Paralelamente, el usuario pepe, quiere descargar el proyecto y trabajar sobre él, por lo cual hace lo siguiente:</text:p>
      <text:p text:style-name="Standard"/>
      <text:p text:style-name="Standard"><text:span text:style-name="T3">git clone https://github.com/juan/HolaMundo.git</text:span></text:p>
      <text:p text:style-name="Standard"/>
      <text:p text:style-name="Standard">Entrará al directorio</text:p>
      <text:p text:style-name="Standard"/>
      <text:p text:style-name="Standard"><text:span text:style-name="T3">cd HolaMundo</text:span></text:p>
      <text:p text:style-name="Standard"/>
      <text:p text:style-name="Standard">y modificará el archivo holamundo.py, agregándole:</text:p>
      <text:p text:style-name="Standard"><text:soft-page-break/></text:p>
      <text:p text:style-name="Standard"><text:span text:style-name="T3">#!/usr/bin/python3</text:span></text:p>
      <text:p text:style-name="P4"/>
      <text:p text:style-name="Standard"><text:span text:style-name="T3">print ("Hola mundo")</text:span></text:p>
      <text:p text:style-name="Standard"><text:span text:style-name="T3">print ("este es mi primer proyecto")</text:span></text:p>
      <text:p text:style-name="Standard"><text:span text:style-name="T3">print ("Esta modificacion la hizo pepe")</text:span></text:p>
      <text:p text:style-name="P4"/>
      <text:p text:style-name="Standard">Dejará registrados los cambios, tanto local como remotamente</text:p>
      <text:p text:style-name="Standard"/>
      <text:p text:style-name="Standard"><text:span text:style-name="T3">git commit -a -m “Mi primer commit en el proyecto de Juan”</text:span></text:p>
      <text:p text:style-name="Standard"><text:span text:style-name="T3">git push origin master</text:span></text:p>
      <text:p text:style-name="Standard"/>
      <text:p text:style-name="Standard">(nótese que no hicimos add, pero agregamos la opción -a al commit. Esto es un “add automático” para todos los archivos que hayamos modificado)</text:p>
      <text:p text:style-name="Standard"/>
      <text:p text:style-name="Standard">Ya amaneció y Juan se siente con ganas de seguir trabajando en su proyecto. Por si acaso alguien haya hecho una modificación en el repositorio de github, va a ejecutar el siguiente comando:</text:p>
      <text:p text:style-name="Standard"/>
      <text:p text:style-name="Standard"><text:span text:style-name="T3">git pull origin master</text:span></text:p>
      <text:p text:style-name="Standard"/>
      <text:p text:style-name="Standard">Esto hará que su versión local de <text:span text:style-name="T2">holamundo.py</text:span> se actualice con las modificaciones que hizo Pepe.</text:p>
      <text:p text:style-name="Standard"/>
      <text:p text:style-name="Standard">Luego introducirá otra modificación, dejando al archivo así:</text:p>
      <text:p text:style-name="Standard"><text:soft-page-break/></text:p>
      <text:p text:style-name="Standard"><text:span text:style-name="T3">#!/usr/bin/python3</text:span></text:p>
      <text:p text:style-name="P4"/>
      <text:p text:style-name="Standard"><text:span text:style-name="T3">print ("Hola mundo")</text:span></text:p>
      <text:p text:style-name="Standard"><text:span text:style-name="T3">print ("este es mi primer proyecto")</text:span></text:p>
      <text:p text:style-name="Standard"><text:span text:style-name="T3">print ("Esta modificacion la hizo pepe")</text:span></text:p>
      <text:p text:style-name="Standard"><text:span text:style-name="T3">print ("Que bueno que pepe esté en el proyecto!!!")</text:span></text:p>
      <text:p text:style-name="P3"/>
      <text:p text:style-name="Standard">Y dejará registrados los cambios a nivel local</text:p>
      <text:p text:style-name="Standard"/>
      <text:p text:style-name="Standard"><text:span text:style-name="T3">git commit -a -m “Commit, luego de los cambios de Pepe”</text:span></text:p>
      <text:p text:style-name="Standard">y a nivel remoto</text:p>
      <text:p text:style-name="Standard"/>
      <text:p text:style-name="Standard"><text:span text:style-name="T3">git push origin master</text:span></text:p>
      <text:p text:style-name="Standard"/>
      <text:p text:style-name="Standard">Volvamos a Pepe. Está entusiasmado, tal es así que quiere seguir modificando su archivo… pero olvida hacer un push inicial, dejándolo asi:</text:p>
      <text:p text:style-name="Standard"/>
      <text:p text:style-name="Standard"><text:span text:style-name="T3">#!/usr/bin/python3</text:span></text:p>
      <text:p text:style-name="P4"/>
      <text:p text:style-name="Standard"><text:span text:style-name="T3">print ("Hola mundo")</text:span></text:p>
      <text:p text:style-name="Standard"><text:span text:style-name="T3">print ("este es mi primer proyecto")</text:span></text:p>
      <text:p text:style-name="Standard"><text:soft-page-break/><text:span text:style-name="T3">print ("Esta modificacion la hizo pepe")</text:span></text:p>
      <text:p text:style-name="Standard"><text:span text:style-name="T3">print ("Estoy muy emocionado con esto")</text:span></text:p>
      <text:p text:style-name="Standard"/>
      <text:p text:style-name="Standard">Hará un commit</text:p>
      <text:p text:style-name="Standard"/>
      <text:p text:style-name="Standard"><text:span text:style-name="T3">git commit -a -m "El segundo commit de pepe"</text:span></text:p>
      <text:p text:style-name="Standard"/>
      <text:p text:style-name="Standard">Pero cuando haga un push..</text:p>
      <text:p text:style-name="Standard"/>
      <text:p text:style-name="Standard"><text:span text:style-name="T3">git push origin master</text:span></text:p>
      <text:p text:style-name="Standard"/>
      <text:p text:style-name="Standard">Chan!!!</text:p>
      <text:p text:style-name="Standard"/>
      <text:p text:style-name="Standard"><text:span text:style-name="T4">error: fallo el push de algunas referencias a 'https://github.com/luirro777/HolaMundo.git'</text:span></text:p>
      <text:p text:style-name="Standard"><text:span text:style-name="T4">ayuda: Actualizaciones fueron rechazadas porque el remoto contiene trabajo que</text:span></text:p>
      <text:p text:style-name="Standard"><text:span text:style-name="T4">ayuda: no existe localmente. Esto es causado usualmente por otro repositorio</text:span></text:p>
      <text:p text:style-name="Standard"><text:span text:style-name="T4">ayuda: realizando push a la misma ref. Quizás quiera integrar primero los cambios</text:span></text:p>
      <text:p text:style-name="Standard"><text:span text:style-name="T4">ayuda: remotos (ej. 'git pull ...') antes de volver a hacer push.</text:span></text:p>
      <text:p text:style-name="Standard"><text:span text:style-name="T4">ayuda: Vea 'Notes about fast-forwards0 en 'git push --help' para detalles.</text:span></text:p>
      <text:p text:style-name="Standard"/>
      <text:p text:style-name="Standard">Pepe decide primero hacer un pull</text:p>
      <text:p text:style-name="Standard"><text:soft-page-break/></text:p>
      <text:p text:style-name="Standard"><text:span text:style-name="T3">git pull origin master</text:span></text:p>
      <text:p text:style-name="Standard"/>
      <text:p text:style-name="Standard">Y git le responde:</text:p>
      <text:p text:style-name="Standard"/>
      <text:p text:style-name="Standard"><text:span text:style-name="T3">remote: Counting objects: 3, done.</text:span></text:p>
      <text:p text:style-name="Standard"><text:span text:style-name="T3">remote: Compressing objects: 100% (1/1), done.</text:span></text:p>
      <text:p text:style-name="Standard"><text:span text:style-name="T3">remote: Total 3 (delta 1), reused 3 (delta 1), pack-reused 0</text:span></text:p>
      <text:p text:style-name="Standard"><text:span text:style-name="T3">Desempaquetando objetos: 100% (3/3), listo.</text:span></text:p>
      <text:p text:style-name="Standard"><text:span text:style-name="T3">Desde https://github.com/juan/HolaMundo</text:span></text:p>
      <text:p text:style-name="Standard"><text:span text:style-name="T3"><text:s/>* branch <text:s text:c="7"/><text:tab/>master <text:tab/>-&gt; FETCH_HEAD</text:span></text:p>
      <text:p text:style-name="Standard"><text:span text:style-name="T3"><text:s text:c="3"/>911c2e1..d384e26 <text:s/>master <text:tab/>-&gt; origin/master</text:span></text:p>
      <text:p text:style-name="Standard"><text:span text:style-name="T3">Auto-fusionando holamundo.py</text:span></text:p>
      <text:p text:style-name="Standard"><text:span text:style-name="T3">CONFLICTO (contenido): Conflicto de fusión en holamundo.py</text:span></text:p>
      <text:p text:style-name="Standard"><text:span text:style-name="T3">Fusión automática falló; arregle los conflictos y luego realice un commit con el resultado.</text:span></text:p>
      <text:p text:style-name="Standard"/>
      <text:p text:style-name="Standard">Y ahora Pepe va a mirar holamundo.py…</text:p>
      <text:p text:style-name="Standard"/>
      <text:p text:style-name="Standard"><text:span text:style-name="T3">#!/usr/bin/python3</text:span></text:p>
      <text:p text:style-name="P4"/>
      <text:p text:style-name="Standard"><text:span text:style-name="T3">print ("Hola mundo")</text:span></text:p>
      <text:p text:style-name="Standard"><text:soft-page-break/><text:span text:style-name="T3">print ("este es mi primer proyecto")</text:span></text:p>
      <text:p text:style-name="Standard"><text:span text:style-name="T3">print ("Esta modificacion la hizo pepe")</text:span></text:p>
      <text:p text:style-name="Standard"><text:span text:style-name="T3">&lt;&lt;&lt;&lt;&lt;&lt;&lt; HEAD</text:span></text:p>
      <text:p text:style-name="Standard"><text:span text:style-name="T3">print ("Estoy muy emocionado con esto")</text:span></text:p>
      <text:p text:style-name="Standard"><text:span text:style-name="T3">=======</text:span></text:p>
      <text:p text:style-name="Standard"><text:span text:style-name="T3">print ("Que bueno que pepe esté en el proyecto!!!")</text:span></text:p>
      <text:p text:style-name="P4"/>
      <text:p text:style-name="Standard"><text:span text:style-name="T3">&gt;&gt;&gt;&gt;&gt;&gt;&gt; d384e26f96c1cfa16100deb1ab3ebf0d3c418c4e</text:span></text:p>
      <text:p text:style-name="Standard"/>
      <text:p text:style-name="Standard">Todo lo que está antes del HEAD son las líneas de código para las cuales no hay conflicto. Luego, viene lo que agregó Pepe, y a continuación, lo que había agregado Juan. Lo último es un hash que surge de la diferencia entre ambos archivos (no le vamos a prestar atención por el momento)</text:p>
      <text:p text:style-name="Standard"/>
      <text:p text:style-name="Standard">Pepe corrige el archivo:</text:p>
      <text:p text:style-name="Standard"/>
      <text:p text:style-name="P4"/>
      <text:p text:style-name="Standard"><text:span text:style-name="T3">#!/usr/bin/python3</text:span></text:p>
      <text:p text:style-name="P4"/>
      <text:p text:style-name="Standard"><text:span text:style-name="T3">print ("Hola mundo")</text:span></text:p>
      <text:p text:style-name="Standard"><text:span text:style-name="T3">print ("este es mi primer proyecto")</text:span></text:p>
      <text:p text:style-name="Standard"><text:span text:style-name="T3">print ("Esta modificacion la hizo pepe")</text:span></text:p>
      <text:p text:style-name="Standard"><text:span text:style-name="T3">print ("Que bueno que pepe esté en el proyecto!!!")</text:span></text:p>
      <text:p text:style-name="Standard"><text:span text:style-name="T3">print ("Estoy muy emocionado con esto")</text:span></text:p>
      <text:p text:style-name="Standard"><text:soft-page-break/></text:p>
      <text:p text:style-name="Standard"/>
      <text:p text:style-name="Standard">Y hace el commit</text:p>
      <text:p text:style-name="Standard"/>
      <text:p text:style-name="Standard"><text:span text:style-name="T3">git commit -a -m "Corregido holamundo"</text:span></text:p>
      <text:p text:style-name="Standard"/>
      <text:p text:style-name="Standard">Y el push</text:p>
      <text:p text:style-name="Standard"/>
      <text:p text:style-name="Standard"><text:span text:style-name="T3">git push origin master</text:span></text:p>
      <text:p text:style-name="Standard"/>
      <text:p text:style-name="Standard"/>
      <text:p text:style-name="Standard"><text:span text:style-name="T2">Branch</text:span></text:p>
      <text:p text:style-name="Standard"/>
      <text:p text:style-name="Standard">Para ver todo lo referido a branches en git, tenemos el siguiente enlace </text:p>
      <text:p text:style-name="Standard"><text:a xlink:type="simple" xlink:href="https://www.adictosaltrabajo.com/2011/06/27/git-branch-bash/" text:style-name="ListLabel_20_2" text:visited-style-name="ListLabel_20_2"><text:span text:style-name="T5">https://www.adictosaltrabajo.com/2011/06/27/git-branch-bash/</text:span></text:a></text:p>
      <text:p text:style-name="Standard"/>
      <text:p text:style-name="Standard"/>
      <text:p text:style-name="Standard"/>
      <text:p text:style-name="Standard"><text:span text:style-name="T2">Más informacion sobre git:</text:span></text:p>
      <text:p text:style-name="Standard"/>
      <text:p text:style-name="Standard"><text:a xlink:type="simple" xlink:href="http://rogerdudler.github.io/git-guide/index.es.html" text:style-name="ListLabel_20_2" text:visited-style-name="ListLabel_20_2"><text:span text:style-name="T5">git - la guía sencilla</text:span></text:a> </text:p>
      <text:p text:style-name="Standard"><text:soft-page-break/><text:a xlink:type="simple" xlink:href="https://juanjosecanbus.wordpress.com/2014/09/22/practica-de-git-por-comandos-di/" text:style-name="ListLabel_20_2" text:visited-style-name="ListLabel_20_2"><text:span text:style-name="T5">Práctica de Git por comandos | Portfolio Juan José Cánovas Bustamante</text:span></text:a> </text:p>
      <text:p text:style-name="Standard"><text:a xlink:type="simple" xlink:href="http://tombatossals.github.io/git-puesto-en-practica/ejemplos/" text:style-name="ListLabel_20_2" text:visited-style-name="ListLabel_20_2"><text:span text:style-name="T5">Git puesto en práctica. Ejemplos.</text:span></text:a> </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5" meta:paragraph-count="167" meta:word-count="1280" meta:character-count="8210" meta:non-whitespace-character-count="7081"/>
    <meta:generator>LibreOfficeDev/6.0.5.2$Linux_X86_64 LibreOffice_project/</meta:generator>
  </office:meta>
</office:document-meta>
</file>